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rint MT Shadow" svg:font-family="Imprint MT Shadow" style:font-family-generic="decorative" style:font-pitch="variable" svg:panose-1="4 2 6 5 6 3 3 3 2 2"/>
    <style:font-face style:name="Engravers MT" svg:font-family="Engravers MT" style:font-family-generic="roman" style:font-pitch="variable" svg:panose-1="2 9 7 7 8 5 5 2 3 4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="Imprint MT Shadow" style:font-name-asian="Calibri" style:font-name-complex="Calibri" fo:font-size="36pt" style:font-size-asian="36pt" style:font-size-complex="36pt"/>
    </style:style>
    <style:style style:name="P3" style:parent-style-name="Normal" style:family="paragraph">
      <style:paragraph-properties fo:text-align="justify" fo:line-height="150%"/>
      <style:text-properties style:font-name="Engravers MT" style:font-name-asian="Palatino Linotype" style:font-name-complex="Palatino Linotype" fo:font-size="18pt" style:font-size-asian="18pt" style:font-size-complex="18pt"/>
    </style:style>
    <style:style style:name="P4" style:parent-style-name="Normal" style:family="paragraph">
      <style:paragraph-properties fo:text-align="justify" fo:line-height="150%"/>
    </style:style>
    <style:style style:name="T5" style:parent-style-name="DefaultParagraphFont" style:family="text">
      <style:text-properties style:font-name="Engravers MT" style:font-name-asian="Palatino Linotype" style:font-name-complex="Palatino Linotype" fo:font-size="18pt" style:font-size-asian="18pt" style:font-size-complex="18pt"/>
    </style:style>
    <style:style style:name="T6" style:parent-style-name="DefaultParagraphFont" style:family="text">
      <style:text-properties style:font-name="Engravers MT" style:font-name-asian="Palatino Linotype" style:font-name-complex="Palatino Linotype" fo:font-size="18pt" style:font-size-asian="18pt" style:font-size-complex="18pt"/>
    </style:style>
    <style:style style:name="T7" style:parent-style-name="DefaultParagraphFont" style:family="text">
      <style:text-properties style:font-name="Engravers MT" style:font-name-asian="Palatino Linotype" style:font-name-complex="Palatino Linotype" fo:font-size="18pt" style:font-size-asian="18pt" style:font-size-complex="18pt"/>
    </style:style>
    <style:style style:name="P8" style:parent-style-name="Normal" style:family="paragraph">
      <style:paragraph-properties fo:margin-bottom="0.1388in" fo:line-height="115%"/>
    </style:style>
    <style:style style:name="P9" style:parent-style-name="Normal" style:family="paragraph">
      <style:paragraph-properties fo:margin-bottom="0.1388in"/>
    </style:style>
    <style:style style:name="P10" style:parent-style-name="Normal" style:family="paragraph">
      <style:paragraph-properties fo:margin-bottom="0.1388in"/>
    </style:style>
    <style:style style:name="P11" style:parent-style-name="Normal" style:family="paragraph">
      <style:paragraph-properties fo:margin-bottom="0.1388in"/>
    </style:style>
    <style:style style:name="P12" style:parent-style-name="Normal" style:family="paragraph">
      <style:paragraph-properties fo:margin-bottom="0.1388in"/>
    </style:style>
    <style:style style:name="P13" style:parent-style-name="Normal" style:family="paragraph">
      <style:paragraph-properties fo:margin-bottom="0.1388in" fo:line-height="115%"/>
    </style:style>
    <style:style style:name="T14" style:parent-style-name="DefaultParagraphFont" style:family="text">
      <style:text-properties style:font-name-asian="Calibri" style:font-name-complex="Calibri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omputer networks</text:span></text:p>
      <text:p text:style-name="P3"/>
      <text:p text:style-name="P4"><text:span text:style-name="T5">10.</text:span><text:span text:style-name="T6">Solution<text:s/></text:span><text:span text:style-name="T7">TCP, UDP Exploration<text:s/></text:span></text:p>
      <text:p text:style-name="P8"/>
      <text:p text:style-name="P9"><draw:frame draw:z-index="251658240" draw:id="id0" draw:style-name="a0" draw:name="Picture 1" text:anchor-type="as-char" svg:x="0in" svg:y="0in" svg:width="5.76389in" svg:height="3.24306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0"/>
      <text:p text:style-name="P11"><draw:frame draw:z-index="251658240" draw:id="id1" draw:style-name="a1" draw:name="Picture 2" text:anchor-type="as-char" svg:x="0in" svg:y="0in" svg:width="5.76389in" svg:height="3.24306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2"/>
      <text:p text:style-name="P13"><text:span text:style-name="T1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rint MT Shadow" svg:font-family="Imprint MT Shadow" style:font-family-generic="decorative" style:font-pitch="variable" svg:panose-1="4 2 6 5 6 3 3 3 2 2"/>
    <style:font-face style:name="Engravers MT" svg:font-family="Engravers MT" style:font-family-generic="roman" style:font-pitch="variable" svg:panose-1="2 9 7 7 8 5 5 2 3 4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OKI'S WORLD</meta:initial-creator>
    <dc:creator>LOKESWARAREDDY SIRUMALA</dc:creator>
    <meta:creation-date>2022-10-07T09:10:00Z</meta:creation-date>
    <dc:date>2022-10-07T09:10:00Z</dc:date>
    <meta:template xlink:href="Normal" xlink:type="simple"/>
    <meta:editing-cycles>2</meta:editing-cycles>
    <meta:editing-duration>PT120S</meta:editing-duration>
    <meta:document-statistic meta:page-count="1" meta:paragraph-count="1" meta:word-count="16" meta:character-count="111" meta:row-count="1" meta:non-whitespace-character-count="96"/>
  </office:meta>
</office:document-meta>
</file>